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54d" officeooo:paragraph-rsid="0000454d"/>
    </style:style>
    <style:style style:name="T1" style:family="text">
      <style:text-properties officeooo:rsid="0001e8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ha 1<text:span text:style-name="T1">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1T13:34:21.746000000</dc:date>
    <meta:editing-duration>PT24S</meta:editing-duration>
    <meta:editing-cycles>3</meta:editing-cycles>
    <meta:document-statistic meta:table-count="0" meta:image-count="0" meta:object-count="0" meta:page-count="1" meta:paragraph-count="1" meta:word-count="3" meta:character-count="9" meta:non-whitespace-character-count="7"/>
  </office:meta>
</office:document-meta>
</file>